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AoP i Dependency Injec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echnologie obiektowe i komponentowe</text:p>
            <text:p>Krzysztof Romanowski</text:p>
            <text:p>Czerwiec,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laczego AoP i DI</text:p>
          </draw:text-box>
        </draw:frame>
        <draw:frame presentation:style-name="pr4" draw:layer="layout" svg:width="24.639cm" svg:height="12.179cm" svg:x="2.561cm" svg:y="6.821cm" presentation:class="outline" presentation:user-transformed="true">
          <draw:text-box>
            <text:list text:style-name="L3">
              <text:list-item>
                <text:p>Łatwa implementacja</text:p>
              </text:list-item>
              <text:list-item>
                <text:p>Naturalne połączenie</text:p>
              </text:list-item>
              <text:list-item>
                <text:p>Lekkie framewor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Sping AOP</text:p>
          </draw:text-box>
        </draw:frame>
        <draw:frame presentation:style-name="pr4" draw:layer="layout" svg:width="24.639cm" svg:height="12.179cm" svg:x="0.561cm" svg:y="4.221cm" presentation:class="outline" presentation:user-transformed="true">
          <draw:text-box>
            <text:list text:style-name="L3">
              <text:list-item>
                <text:p>2 sposoby deklarowania</text:p>
                <text:list>
                  <text:list-item>
                    <text:p>@AspectJ</text:p>
                  </text:list-item>
                  <text:list-item>
                    <text:p>Schema-based (xml)</text:p>
                  </text:list-item>
                </text:list>
              </text:list-item>
              <text:list-item>
                <text:p>Sematycznie wzorowany na AspectJ</text:p>
              </text:list-item>
              <text:list-item>
                <text:p>Oparty na czystej Javie (nie wymaga specjalnej kompilacji ani dostępu do classloaderów)</text:p>
              </text:list-item>
              <text:list-item>
                <text:p>Ograniczony (celem aspektów są tylko wywołania meto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Spring AoP cd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Wykorzystuj mechanizm proxy</text:p>
              </text:list-item>
              <text:list-item>
                <text:p>Zaleca programowanie do interfejsu</text:p>
              </text:list-item>
              <text:list-item>
                <text:p>Stworzony jako dodatek do Springa pozwalający wstrzykiwać np. tranzakcyjność nie jako framework AoP </text:p>
              </text:list-item>
              <text:list-item>
                <text:p>Integracja z Aspect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Spring AoP<text:tab/></text:p>
          </draw:text-box>
        </draw:frame>
        <draw:frame presentation:style-name="pr4" draw:layer="layout" svg:width="25.2cm" svg:height="15.086cm" svg:x="1.4cm" svg:y="4.914cm" presentation:class="outline" presentation:user-transformed="true">
          <draw:text-box>
            <text:list text:style-name="L3">
              <text:list-item>
                <text:p>Zalety</text:p>
                <text:list>
                  <text:list-item>
                    <text:p>Lekki</text:p>
                  </text:list-item>
                  <text:list-item>
                    <text:p>Napisany w czystej Javie</text:p>
                  </text:list-item>
                  <text:list-item>
                    <text:p>Nie ma dużych wymagań</text:p>
                  </text:list-item>
                </text:list>
              </text:list-item>
              <text:list-item>
                <text:p>Wady</text:p>
                <text:list>
                  <text:list-item>
                    <text:p>Nie jest to pełny framework</text:p>
                  </text:list-item>
                  <text:list-item>
                    <text:p>Nie działa poza DI </text:p>
                  </text:list-item>
                </text:list>
              </text:list-item>
              <text:list-item>
                <text:p>Zastosowanie</text:p>
                <text:list>
                  <text:list-item>
                    <text:p>Ulepszanie aplikacji w springu</text:p>
                  </text:list-item>
                  <text:list-item>
                    <text:p>Dodawanie „poziomej” modularnoś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zakcyjność w Springu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Korzysta z AspectJ</text:p>
              </text:list-item>
              <text:list-item>
                <text:p>Nie wymaga całości Springa</text:p>
              </text:list-item>
              <text:list-item>
                <text:p>Przykład dobrej biblioteki A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Guice Ao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odobny jak Spring AoP</text:p>
              </text:list-item>
              <text:list-item>
                <text:p>Jeszcze uproszczony (tylko odpowiednik rady around)</text:p>
              </text:list-item>
              <text:list-item>
                <text:p>Szereg ograniczeń</text:p>
              </text:list-item>
              <text:list-item>
                <text:p>Zastosowanie</text:p>
                <text:list>
                  <text:list-item>
                    <text:p>Podobnie jak Spring AoP tylko w mniejszej ska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oP jako dodatek do DI znacznie rozszerza jego możliwości</text:p>
              </text:list-item>
              <text:list-item>
                <text:p>Ograniczenia narzucane przez frameworki wspierają czytelnieszy kod</text:p>
              </text:list-item>
              <text:list-item>
                <text:p>Mniejsze możliwości niż AspectJ</text:p>
              </text:list-item>
              <text:list-item>
                <text:p>AoP jako cegiełka do budowania bibliotek nie aplika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06-11T10:16:52</meta:creation-date>
    <dc:date>2013-06-11T10:40:41</dc:date>
    <dc:creator>krzysiek </dc:creator>
    <meta:editing-duration>PT16M</meta:editing-duration>
    <meta:editing-cycles>3</meta:editing-cycles>
    <meta:generator>LibreOffice/3.5$Linux_X86_64 LibreOffice_project/350m1$Build-2</meta:generator>
    <meta:document-statistic meta:object-count="53"/>
  </office:meta>
</office:document-meta>
</file>